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horizontal-align="center" draw:textarea-vertical-align="top"/>
    </style:style>
    <style:style style:name="gr2" style:family="graphic" style:parent-style-name="standard">
      <style:graphic-properties draw:fill-color="#ffffcc" draw:textarea-horizontal-align="center" draw:textarea-vertical-align="middle" draw:shadow="visible" draw:shadow-offset-x="0.051cm" draw:shadow-offset-y="0.051cm" draw:shadow-opacity="50%"/>
    </style:style>
    <style:style style:name="gr3" style:family="graphic" style:parent-style-name="standard">
      <style:graphic-properties draw:fill-color="#ff8080" draw:textarea-horizontal-align="center" draw:textarea-vertical-align="middle" draw:shadow="visible" draw:shadow-offset-x="0.051cm" draw:shadow-offset-y="0.051cm" draw:shadow-opacity="50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9pt"/>
    </style:style>
    <style:style style:name="T1" style:family="text">
      <style:text-properties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6.985cm" svg:height="1.778cm" svg:x="1.381cm" svg:y="1.254cm">
          <text:p text:style-name="P1"><text:span text:style-name="T1">sequence</text:span></text:p>
        </draw:rect>
        <draw:rect draw:style-name="gr2" draw:text-style-name="P2" draw:layer="layout" svg:width="1.651cm" svg:height="0.635cm" svg:x="4.048cm" svg:y="2.016cm">
          <text:p text:style-name="P1"><text:span text:style-name="T1">lesson 2</text:span></text:p>
        </draw:rect>
        <draw:rect draw:style-name="gr2" draw:text-style-name="P2" draw:layer="layout" svg:width="1.651cm" svg:height="0.635cm" svg:x="1.762cm" svg:y="2.016cm">
          <text:p text:style-name="P1"><text:span text:style-name="T1">lesson 1</text:span></text:p>
        </draw:rect>
        <draw:rect draw:style-name="gr3" draw:text-style-name="P2" draw:layer="layout" svg:width="1.651cm" svg:height="0.635cm" svg:x="6.207cm" svg:y="2.016cm">
          <text:p text:style-name="P1"><text:span text:style-name="T1">exercis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24.458cm" fo:margin-left="1cm" fo:margin-right="12.669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David Anderson</meta:initial-creator>
    <meta:creation-date>2008-02-01T09:17:00</meta:creation-date>
    <dc:creator>David Anderson</dc:creator>
    <dc:date>2008-02-01T13:33:21</dc:date>
    <dc:language>en-US</dc:language>
    <meta:editing-cycles>3</meta:editing-cycles>
    <meta:editing-duration>PT6M12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